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ressedFileFileObject.do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ressedFileFileObject.doGetLastModifi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ressedFileFileObject.CompressedFileFileObject( FileName name , FileObject container , CompressedFile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ressedFileFileObject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ressedFileFileObject.isWrit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ressedFileFileObject.doLis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ressedFileFileObject.do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ressedFileFileObject.crea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